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id="id1" draw:layer="layout" svg:width="3cm" svg:height="1cm" svg:x="4.135cm" svg:y="1.635cm">
          <text:p text:style-name="P1">_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2" draw:layer="layout" svg:width="3cm" svg:height="1cm" svg:x="4.135cm" svg:y="3.135cm">
          <text:p text:style-name="P1">_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svg:x1="5.634cm" svg:y1="2.635cm" svg:x2="5.634cm" svg:y2="3.135cm" draw:start-shape="id1" draw:start-glue-point="6" draw:end-shape="id2" draw:end-glue-point="5">
          <text:p/>
        </draw:connector>
        <draw:custom-shape draw:style-name="gr1" draw:text-style-name="P2" draw:id="id3" draw:layer="layout" svg:width="3cm" svg:height="1cm" svg:x="4.135cm" svg:y="4.635cm">
          <text:p text:style-name="P1">_e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svg:x1="5.634cm" svg:y1="4.135cm" svg:x2="5.634cm" svg:y2="4.635cm" draw:end-shape="id3" draw:end-glue-point="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23.106cm" fo:margin-left="3.579cm" fo:margin-right="13.471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Ru.OpenOffice.org/2.0$Linux OpenOffice.org_project/680m3$Build-8968
  </meta:generator>
    <meta:creation-date>2005-11-13T20:13:30</meta:creation-date>
    <dc:date>2005-11-13T20:27:18</dc:date>
    <dc:language>ru-RU</dc:language>
    <meta:editing-cycles>2</meta:editing-cycles>
    <meta:editing-duration>PT13M5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